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426cm"/>
    </style:style>
    <style:style style:name="co3" style:family="table-column">
      <style:table-column-properties fo:break-before="auto" style:column-width="6.041cm"/>
    </style:style>
    <style:style style:name="co4" style:family="table-column">
      <style:table-column-properties fo:break-before="auto" style:column-width="6.391cm"/>
    </style:style>
    <style:style style:name="co5" style:family="table-column">
      <style:table-column-properties fo:break-before="auto" style:column-width="7.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style:font-name="Times New Roman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cc99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Default" office:value-type="string">
            <text:p>Satellite</text:p>
          </table:table-cell>
          <table:table-cell office:value-type="string">
            <text:p>Sensor Name</text:p>
          </table:table-cell>
          <table:table-cell office:value-type="string">
            <text:p>Acquisition Mode</text:p>
          </table:table-cell>
          <table:table-cell office:value-type="string">
            <text:p>Sensor Type</text:p>
          </table:table-cell>
          <table:table-cell table:number-columns-repeated="1019"/>
        </table:table-row>
        <table:table-row table:style-name="ro1">
          <table:table-cell office:value-type="string">
            <text:p>ERS2 – ERS AMI SAR</text:p>
          </table:table-cell>
          <table:table-cell office:value-type="string">
            <text:p>SAR</text:p>
          </table:table-cell>
          <table:table-cell office:value-type="string">
            <text:p>VV – Vertical / Vertical Polarisation</text:p>
          </table:table-cell>
          <table:table-cell office:value-type="string">
            <text:p>AMI</text:p>
          </table:table-cell>
          <table:table-cell table:number-columns-repeated="1019"/>
        </table:table-row>
        <table:table-row table:style-name="ro1">
          <table:table-cell office:value-type="string">
            <text:p>ERS1 – ERS AMI SAR</text:p>
          </table:table-cell>
          <table:table-cell office:value-type="string">
            <text:p>SAR</text:p>
          </table:table-cell>
          <table:table-cell office:value-type="string">
            <text:p>VV – Vertical / Vertical Polarisation</text:p>
          </table:table-cell>
          <table:table-cell office:value-type="string">
            <text:p>AMI</text:p>
          </table:table-cell>
          <table:table-cell table:number-columns-repeated="1019"/>
        </table:table-row>
        <table:table-row table:style-name="ro1">
          <table:table-cell office:value-type="string">
            <text:p>L1 – Landsat 1</text:p>
          </table:table-cell>
          <table:table-cell office:value-type="string">
            <text:p>MSS – MultiSpectal Scanner</text:p>
          </table:table-cell>
          <table:table-cell office:value-type="string">
            <text:p>HRS?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1">
          <table:table-cell office:value-type="string">
            <text:p>L2 – Landsat 2</text:p>
          </table:table-cell>
          <table:table-cell office:value-type="string">
            <text:p>MSS – MultiSpectal Scanner</text:p>
          </table:table-cell>
          <table:table-cell office:value-type="string">
            <text:p>HRS?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1">
          <table:table-cell office:value-type="string">
            <text:p>L3 – Landsat 3</text:p>
          </table:table-cell>
          <table:table-cell office:value-type="string">
            <text:p>MSS – MultiSpectal Scanner</text:p>
          </table:table-cell>
          <table:table-cell office:value-type="string">
            <text:p>HRS?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1">
          <table:table-cell office:value-type="string">
            <text:p>L4 – Landsat 4</text:p>
          </table:table-cell>
          <table:table-cell office:value-type="string">
            <text:p>MSS – MultiSpectal Scanner</text:p>
          </table:table-cell>
          <table:table-cell office:value-type="string">
            <text:p>HRS?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1">
          <table:table-cell office:value-type="string">
            <text:p>L5 – Landsat 5</text:p>
          </table:table-cell>
          <table:table-cell office:value-type="string">
            <text:p>MSS – MultiSpectal Scanner</text:p>
          </table:table-cell>
          <table:table-cell office:value-type="string">
            <text:p>HRS?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1">
          <table:table-cell office:value-type="string">
            <text:p>L4 Landsat 4 TM</text:p>
          </table:table-cell>
          <table:table-cell office:value-type="string">
            <text:p>TM</text:p>
          </table:table-cell>
          <table:table-cell office:value-type="string">
            <text:p>HRS</text:p>
          </table:table-cell>
          <table:table-cell office:value-type="string">
            <text:p>MST – Multispectral + Thermal</text:p>
          </table:table-cell>
          <table:table-cell table:number-columns-repeated="1019"/>
        </table:table-row>
        <table:table-row table:style-name="ro1">
          <table:table-cell office:value-type="string">
            <text:p>L4 Landsat 4 TM</text:p>
          </table:table-cell>
          <table:table-cell office:value-type="string">
            <text:p>TM</text:p>
          </table:table-cell>
          <table:table-cell office:value-type="string">
            <text:p>HTM</text:p>
          </table:table-cell>
          <table:table-cell office:value-type="string">
            <text:p>MST – Multispectral + Thermal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L5 Landsat 5 TM</text:p>
          </table:table-cell>
          <table:table-cell table:style-name="ce3" office:value-type="string">
            <text:p>TM</text:p>
          </table:table-cell>
          <table:table-cell table:style-name="ce3" office:value-type="string">
            <text:p>HRF – Multispectral</text:p>
          </table:table-cell>
          <table:table-cell table:style-name="ce3" office:value-type="string">
            <text:p>MST – Multispectral + Thermal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>
            <text:p>L5 Landsat 5 TM</text:p>
          </table:table-cell>
          <table:table-cell table:style-name="ce3" office:value-type="string">
            <text:p>TM</text:p>
          </table:table-cell>
          <table:table-cell table:style-name="ce3" office:value-type="string">
            <text:p>HTM – Thermal</text:p>
          </table:table-cell>
          <table:table-cell table:style-name="ce3" office:value-type="string">
            <text:p>MST – Multispectral + Thermal</text:p>
          </table:table-cell>
          <table:table-cell table:style-name="ce3" table:number-columns-repeated="1019"/>
        </table:table-row>
        <table:table-row table:style-name="ro1">
          <table:table-cell table:style-name="ce2" office:value-type="string">
            <text:p>L5 Landsat 5 TM</text:p>
          </table:table-cell>
          <table:table-cell table:style-name="ce3" office:value-type="string">
            <text:p>TM</text:p>
          </table:table-cell>
          <table:table-cell table:style-name="ce3" office:value-type="string">
            <text:p>HRT – Thermal and Multispectral combined</text:p>
          </table:table-cell>
          <table:table-cell table:style-name="ce3" office:value-type="string">
            <text:p>MST – Multispectral + Thermal</text:p>
          </table:table-cell>
          <table:table-cell table:style-name="ce3" table:number-columns-repeated="1019"/>
        </table:table-row>
        <table:table-row table:style-name="ro1">
          <table:table-cell table:style-name="Default"/>
          <table:table-cell table:number-columns-repeated="1022"/>
        </table:table-row>
        <table:table-row table:style-name="ro1">
          <table:table-cell office:value-type="string">
            <text:p>L7 Landsat 7 ETM+</text:p>
          </table:table-cell>
          <table:table-cell office:value-type="string">
            <text:p>ETM+</text:p>
          </table:table-cell>
          <table:table-cell office:value-type="string">
            <text:p>HPN – Pan</text:p>
          </table:table-cell>
          <table:table-cell office:value-type="string">
            <text:p>PMST – Pan + Multispectral + Thermal</text:p>
          </table:table-cell>
          <table:table-cell table:number-columns-repeated="1019"/>
        </table:table-row>
        <table:table-row table:style-name="ro1">
          <table:table-cell office:value-type="string">
            <text:p>L7 Landsat 7 ETM+</text:p>
          </table:table-cell>
          <table:table-cell office:value-type="string">
            <text:p>ETM+</text:p>
          </table:table-cell>
          <table:table-cell office:value-type="string">
            <text:p>HRS – Multispectral</text:p>
          </table:table-cell>
          <table:table-cell office:value-type="string">
            <text:p>PMST – Pan + Multispectral + Thermal</text:p>
          </table:table-cell>
          <table:table-cell table:number-columns-repeated="1019"/>
        </table:table-row>
        <table:table-row table:style-name="ro1">
          <table:table-cell office:value-type="string">
            <text:p>L7 Landsat 7 ETM+</text:p>
          </table:table-cell>
          <table:table-cell office:value-type="string">
            <text:p>ETM+</text:p>
          </table:table-cell>
          <table:table-cell office:value-type="string">
            <text:p>HTM – Thermal</text:p>
          </table:table-cell>
          <table:table-cell office:value-type="string">
            <text:p>PMST – Pan + Multispectral + Thermal</text:p>
          </table:table-cell>
          <table:table-cell table:number-columns-repeated="1019"/>
        </table:table-row>
        <table:table-row table:style-name="ro1">
          <table:table-cell office:value-type="string">
            <text:p>NOAA - NOAA AVHRR</text:p>
          </table:table-cell>
          <table:table-cell office:value-type="string">
            <text:p>AVHRR – Advanced Very High Resolution Radiometer</text:p>
          </table:table-cell>
          <table:table-cell office:value-type="string">
            <text:p>MS – Multispectral</text:p>
          </table:table-cell>
          <table:table-cell office:value-type="string">
            <text:p>MS – Multispectral</text:p>
          </table:table-cell>
          <table:table-cell table:number-columns-repeated="1019"/>
        </table:table-row>
        <table:table-row table:style-name="ro2">
          <table:table-cell office:value-type="string">
            <text:p>S1 – Spot 1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1 – Spot 1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2 - <text:s/>Spot 2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2 - <text:s/>Spot 2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3 – <text:s/>Spot 3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3 – <text:s/>Spot 3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1 – Spot 1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1 – Spot 1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2 - <text:s/>Spot 2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2 - <text:s/>Spot 2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3 – <text:s/>Spot 3 HRV Pan</text:p>
          </table:table-cell>
          <table:table-cell office:value-type="string">
            <text:p>HRV</text:p>
          </table:table-cell>
          <table:table-cell office:value-type="string">
            <text:p>P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3 – <text:s/>Spot 3 HRV Pan</text:p>
          </table:table-cell>
          <table:table-cell office:value-type="string">
            <text:p>HRV</text:p>
          </table:table-cell>
          <table:table-cell office:value-type="string">
            <text:p>Xs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4 – Spot 4 <text:s/>HRV-IR Pan</text:p>
          </table:table-cell>
          <table:table-cell office:value-type="string">
            <text:p>HRV-IR</text:p>
          </table:table-cell>
          <table:table-cell office:value-type="string">
            <text:p>M – Monochromatic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4 – Spot 4 <text:s/>HRV-IR Pan</text:p>
          </table:table-cell>
          <table:table-cell office:value-type="string">
            <text:p>HRV-IR</text:p>
          </table:table-cell>
          <table:table-cell office:value-type="string">
            <text:p>Xi – Multispectral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4 – Spot 4 <text:s/>HRV-IR Pan</text:p>
          </table:table-cell>
          <table:table-cell office:value-type="string">
            <text:p>HRV-IR</text:p>
          </table:table-cell>
          <table:table-cell office:value-type="string">
            <text:p>M – Monochromatic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4 – Spot 4 <text:s/>HRV-IR Pan</text:p>
          </table:table-cell>
          <table:table-cell office:value-type="string">
            <text:p>HRV-IR</text:p>
          </table:table-cell>
          <table:table-cell office:value-type="string">
            <text:p>Xi – Multispectral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A – Panchromatic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B – Panchromatic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A – Panchromatic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B – Panchromatic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J – Multispectral</text:p>
          </table:table-cell>
          <table:table-cell office:value-type="string">
            <text:p>CAM1</text:p>
          </table:table-cell>
          <table:table-cell table:number-columns-repeated="1019"/>
        </table:table-row>
        <table:table-row table:style-name="ro2">
          <table:table-cell office:value-type="string">
            <text:p>S5 – Spot 5 <text:s/>HRG</text:p>
          </table:table-cell>
          <table:table-cell office:value-type="string">
            <text:p>HRG</text:p>
          </table:table-cell>
          <table:table-cell office:value-type="string">
            <text:p>J – Multispectral</text:p>
          </table:table-cell>
          <table:table-cell office:value-type="string">
            <text:p>CAM2</text:p>
          </table:table-cell>
          <table:table-cell table:number-columns-repeated="1019"/>
        </table:table-row>
        <table:table-row table:style-name="ro2">
          <table:table-cell office:value-type="string">
            <text:p>OV2 – Orbview SeaWiFS</text:p>
          </table:table-cell>
          <table:table-cell office:value-type="string">
            <text:p>SeaWiFS</text:p>
          </table:table-cell>
          <table:table-cell office:value-type="string">
            <text:p>MS – Multispectral</text:p>
          </table:table-cell>
          <table:table-cell office:value-type="string">
            <text:p>WIFS - SeaWiFS Instrument</text:p>
          </table:table-cell>
          <table:table-cell table:number-columns-repeated="1019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7-08">2010/07/08</text:date>, <text:time>23:4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Sutton</meta:initial-creator>
    <meta:creation-date>2010-05-25T09:17:36</meta:creation-date>
    <meta:generator>OpenOffice.org/3.2$Unix OpenOffice.org_project/320m12$Build-9483</meta:generator>
    <dc:date>2010-07-08T23:42:40</dc:date>
    <dc:creator>Tim Sutton</dc:creator>
    <meta:editing-duration>PT13H38M34S</meta:editing-duration>
    <meta:editing-cycles>13</meta:editing-cycles>
    <meta:document-statistic meta:table-count="3" meta:cell-count="160" meta:object-count="0"/>
  </office:meta>
</office:document-meta>
</file>